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61ec6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61ec62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paragraph-rsid="00437983" style:font-name-asian="Times New Roman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  <style:text-properties fo:font-style="italic" officeooo:paragraph-rsid="006594b6" style:font-style-asian="italic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8ffdc" officeooo:paragraph-rsid="0058ffd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paragraph-rsid="0054fe3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61ec62" officeooo:paragraph-rsid="0061ec62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50%"/>
    </style:style>
    <style:style style:name="P28" style:family="paragraph" style:parent-style-name="Standard" style:list-style-name="WWNum9">
      <style:paragraph-properties fo:line-height="150%"/>
    </style:style>
    <style:style style:name="P29" style:family="paragraph" style:parent-style-name="Standard" style:list-style-name="WWNum12">
      <style:paragraph-properties fo:line-height="150%"/>
    </style:style>
    <style:style style:name="P30" style:family="paragraph" style:parent-style-name="Standard" style:list-style-name="WWNum13">
      <style:paragraph-properties fo:line-height="150%"/>
    </style:style>
    <style:style style:name="P31" style:family="paragraph" style:parent-style-name="Standard" style:list-style-name="WWNum11">
      <style:paragraph-properties fo:line-height="150%"/>
    </style:style>
    <style:style style:name="P32" style:family="paragraph" style:parent-style-name="Standard" style:list-style-name="WWNum11">
      <style:paragraph-properties fo:line-height="150%"/>
      <style:text-properties officeooo:paragraph-rsid="006c8f32"/>
    </style:style>
    <style:style style:name="P33" style:family="paragraph" style:parent-style-name="Standard" style:list-style-name="WWNum13">
      <style:paragraph-properties fo:line-height="150%"/>
      <style:text-properties officeooo:rsid="0065d82e" officeooo:paragraph-rsid="0065d82e"/>
    </style:style>
    <style:style style:name="P34" style:family="paragraph" style:parent-style-name="Standard" style:list-style-name="WWNum12">
      <style:paragraph-properties fo:margin-left="0.5in" fo:margin-right="0in" fo:line-height="150%" fo:text-align="justify" style:justify-single-word="false" fo:text-indent="-0.25in" style:auto-text-indent="false"/>
      <style:text-properties officeooo:rsid="0061ec62" officeooo:paragraph-rsid="0061ec62"/>
    </style:style>
    <style:style style:name="P35" style:family="paragraph" style:parent-style-name="Standard" style:list-style-name="WWNum12">
      <style:paragraph-properties fo:margin-left="0.5in" fo:margin-right="0in" fo:line-height="150%" fo:text-align="justify" style:justify-single-word="false" fo:text-indent="-0.25in" style:auto-text-indent="false"/>
      <style:text-properties officeooo:rsid="0063ddde" officeooo:paragraph-rsid="0063ddde"/>
    </style:style>
    <style:style style:name="P36" style:family="paragraph" style:parent-style-name="Standard" style:list-style-name="WWNum12">
      <style:paragraph-properties fo:margin-left="0.5in" fo:margin-right="0in" fo:line-height="150%" fo:text-align="justify" style:justify-single-word="false" fo:text-indent="-0.25in" style:auto-text-indent="false"/>
      <style:text-properties officeooo:rsid="006594b6" officeooo:paragraph-rsid="006594b6"/>
    </style:style>
    <style:style style:name="P37" style:family="paragraph" style:parent-style-name="Standard" style:list-style-name="WWNum13">
      <style:paragraph-properties fo:margin-left="0.5in" fo:margin-right="0in" fo:line-height="150%" fo:text-align="justify" style:justify-single-word="false" fo:text-indent="-0.25in" style:auto-text-indent="false"/>
      <style:text-properties officeooo:rsid="006594b6" officeooo:paragraph-rsid="006594b6"/>
    </style:style>
    <style:style style:name="P38" style:family="paragraph" style:parent-style-name="Standard" style:list-style-name="WWNum11">
      <style:paragraph-properties fo:margin-left="0.5in" fo:margin-right="0in" fo:line-height="150%" fo:text-align="justify" style:justify-single-word="false" fo:text-indent="-0.25in" style:auto-text-indent="false"/>
      <style:text-properties officeooo:rsid="0065d82e" officeooo:paragraph-rsid="0065d82e"/>
    </style:style>
    <style:style style:name="P39" style:family="paragraph" style:parent-style-name="Standard" style:list-style-name="WWNum12">
      <style:paragraph-properties fo:margin-left="0.5in" fo:margin-right="0in" fo:line-height="150%" fo:text-align="justify" style:justify-single-word="false" fo:text-indent="-0.25in" style:auto-text-indent="false"/>
      <style:text-properties officeooo:paragraph-rsid="0061ec62"/>
    </style:style>
    <style:style style:name="P40" style:family="paragraph" style:parent-style-name="Standard" style:list-style-name="WWNum13">
      <style:paragraph-properties fo:margin-left="0.5in" fo:margin-right="0in" fo:line-height="150%" fo:text-align="justify" style:justify-single-word="false" fo:text-indent="-0.25in" style:auto-text-indent="false"/>
      <style:text-properties officeooo:paragraph-rsid="006594b6"/>
    </style:style>
    <style:style style:name="P41" style:family="paragraph" style:parent-style-name="Standard" style:list-style-name="WWNum11">
      <style:paragraph-properties fo:margin-left="0.5in" fo:margin-right="0in" fo:line-height="150%" fo:text-align="justify" style:justify-single-word="false" fo:text-indent="-0.25in" style:auto-text-indent="false"/>
      <style:text-properties officeooo:paragraph-rsid="0065d82e"/>
    </style:style>
    <style:style style:name="P42" style:family="paragraph" style:parent-style-name="Standard" style:list-style-name="WWNum13">
      <style:paragraph-properties fo:margin-left="0.5in" fo:margin-right="0in" fo:margin-top="0in" fo:margin-bottom="0in" loext:contextual-spacing="false" fo:line-height="150%" fo:text-align="justify" style:justify-single-word="false" fo:orphans="0" fo:widows="0" fo:text-indent="-0.25in" style:auto-text-indent="false" fo:padding="0in" fo:border="none"/>
      <style:text-properties fo:font-style="italic" officeooo:paragraph-rsid="006594b6" style:font-style-asian="italic"/>
    </style:style>
    <style:style style:name="P43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align="justify" style:justify-single-word="false" fo:orphans="0" fo:widows="0" fo:text-indent="-0.25in" style:auto-text-indent="false" fo:padding="0in" fo:border="none"/>
      <style:text-properties fo:font-style="italic" officeooo:paragraph-rsid="0065d82e" style:font-style-asian="italic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6c8f32" officeooo:paragraph-rsid="006c8f32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65d82e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  <style:text-properties fo:font-style="italic" officeooo:paragraph-rsid="006594b6" style:font-style-asian="italic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padding="0in" fo:border="none"/>
      <style:text-properties fo:font-style="italic" officeooo:paragraph-rsid="006594b6" style:font-style-asian="italic"/>
    </style:style>
    <style:style style:name="P48" style:family="paragraph" style:parent-style-name="Heading_20_1">
      <style:paragraph-properties fo:line-height="150%"/>
      <style:text-properties fo:font-style="italic" officeooo:paragraph-rsid="0061ec62" style:font-style-asian="italic"/>
    </style:style>
    <style:style style:name="P49" style:family="paragraph" style:parent-style-name="Heading_20_1">
      <style:paragraph-properties fo:line-height="150%"/>
    </style:style>
    <style:style style:name="P50" style:family="paragraph" style:parent-style-name="Heading_20_1">
      <style:paragraph-properties fo:line-height="150%"/>
      <style:text-properties officeooo:paragraph-rsid="0061ec6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text-transform="uppercase" style:font-size-complex="14pt"/>
    </style:style>
    <style:style style:name="T4" style:family="text">
      <style:text-properties fo:font-variant="normal" fo:text-transform="none" fo:font-size="14pt" style:font-size-asian="14pt" style:font-size-complex="14pt"/>
    </style:style>
    <style:style style:name="T5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6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7" style:family="text">
      <style:text-properties fo:font-variant="normal" fo:text-transform="none" style:font-name="Times New Roman" fo:font-size="14pt" fo:language="ru" fo:country="RU" fo:font-weight="normal" officeooo:rsid="002b6daa" style:font-size-asian="14pt" style:language-asian="ru" style:country-asian="RU" style:font-weight-asian="normal" style:font-size-complex="14pt" style:font-weight-complex="normal"/>
    </style:style>
    <style:style style:name="T8" style:family="text">
      <style:text-properties officeooo:rsid="0023cd11"/>
    </style:style>
    <style:style style:name="T9" style:family="text">
      <style:text-properties officeooo:rsid="0041c814"/>
    </style:style>
    <style:style style:name="T10" style:family="text">
      <style:text-properties officeooo:rsid="0053ffc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61ec62"/>
    </style:style>
    <style:style style:name="T13" style:family="text">
      <style:text-properties officeooo:rsid="0009f0bb"/>
    </style:style>
    <style:style style:name="T14" style:family="text">
      <style:text-properties officeooo:rsid="006594b6"/>
    </style:style>
    <style:style style:name="T15" style:family="text">
      <style:text-properties officeooo:rsid="0065d82e"/>
    </style:style>
    <style:style style:name="T16" style:family="text">
      <style:text-properties officeooo:rsid="0068a572"/>
    </style:style>
    <style:style style:name="T17" style:family="text">
      <style:text-properties officeooo:rsid="006bb8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20">Кафедра МО ЭВМ</text:p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12"><text:span text:style-name="Название_20_книги"><text:span text:style-name="T3">отчет</text:span></text:span></text:p>
      <text:p text:style-name="P9">по лабораторной работе №<text:span text:style-name="T10">2</text:span></text:p>
      <text:p text:style-name="P11"><text:span text:style-name="T2">по дисциплине «</text:span><text:span text:style-name="T11">ОБЪЕКТНО-ОРИЕНТИРОВАННОЕ ПРОГРАММИРОВАНИЕ</text:span><text:span text:style-name="T2">»</text:span></text:p>
      <text:p text:style-name="P11"><text:span text:style-name="Название_20_книги"><text:span text:style-name="T4">Тема: </text:span></text:span><text:span text:style-name="Название_20_книги"><text:span text:style-name="T5"><text:s/>Интерфейсы классов; взаимодействие классов; перегрузка операций</text:span></text:span></text:p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7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Жангиров Т.Р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9">20</text:span></text:p>
      <text:p text:style-name="P25">Цель работы.</text:p>
      <text:p text:style-name="P24"><text:span text:style-name="T1">Освоить и</text:span><text:span text:style-name="Название_20_книги"><text:span text:style-name="T7">нтерфейсы классов, взаимодействие классов, перегрузк</text:span></text:span><text:span text:style-name="Название_20_книги"><text:span text:style-name="T6">у</text:span></text:span><text:span text:style-name="Название_20_книги"><text:span text:style-name="T7"> операций</text:span></text:span></text:p>
      <text:p text:style-name="P21"/>
      <text:p text:style-name="P17">Задание</text:p>
      <text:p text:style-name="P10">Лабораторная работа №2 (Интерфейсы классов; взаимодействие классов; перегрузка операций)</text:p>
      <text:p text:style-name="P10">Разработать и реализовать набор классов:</text:p>
      <text:list xml:id="list3826567153" text:style-name="WWNum9">
        <text:list-item>
          <text:p text:style-name="P28">Класс базы</text:p>
        </text:list-item>
        <text:list-item>
          <text:p text:style-name="P28">Набор классов ландшафта карты</text:p>
        </text:list-item>
        <text:list-item>
          <text:p text:style-name="P28">Набор классов нейтральных объектов поля</text:p>
        </text:list-item>
      </text:list>
      <text:p text:style-name="P10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3913479838" text:style-name="WWNum12">
        <text:list-item>
          <text:p text:style-name="P29">База должна размещаться на поле</text:p>
        </text:list-item>
        <text:list-item>
          <text:p text:style-name="P29">Методы для создания юнитов</text:p>
        </text:list-item>
        <text:list-item>
          <text:p text:style-name="P29">Учет юнитов, и реакция на их уничтожение и создание</text:p>
        </text:list-item>
        <text:list-item>
          <text:p text:style-name="P29">База должна обладать характеристиками такими, как здоровье, максимальыное количество юнитов, которые могут быть одновременно созданы на базе, и.т.д.</text:p>
        </text:list-item>
      </text:list>
      <text:p text:style-name="P10">Набор классов ландшафта определяют вид поля. Основные требования к классам ландшафта:</text:p>
      <text:list xml:id="list1645971886" text:style-name="WWNum13">
        <text:list-item>
          <text:p text:style-name="P30">Должно быть создано минимум 3 типа ландшафта</text:p>
        </text:list-item>
        <text:list-item>
          <text:p text:style-name="P30">Все классы ландшафта должны иметь как минимум один интерфейс</text:p>
        </text:list-item>
        <text:list-item>
          <text:p text:style-name="P30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30">На каждой клетке поля должен быть определенный тип ландшафта</text:p>
        </text:list-item>
      </text:list>
      <text:p text:style-name="P10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1393978875" text:style-name="WWNum11">
        <text:list-item>
          <text:p text:style-name="P31">Создано не менее 4 типов нейтральных объектов</text:p>
        </text:list-item>
        <text:list-item>
          <text:p text:style-name="P31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31">Классы нейтральных объектов должны иметь как минимум один общий интерфейс</text:p>
        </text:list-item>
      </text:list>
      <text:p text:style-name="P13"/>
      <text:p text:style-name="P14"/>
      <text:p text:style-name="P15"/>
      <text:p text:style-name="P18">Реализация<text:tab/></text:p>
      <text:h text:style-name="P50" text:outline-level="1">Класс базы</text:h>
      <text:h text:style-name="P48" text:outline-level="1">*Для наблюдение над юнитами в классе база используется паттерн “Наблюдатель”</text:h>
      <text:p text:style-name="P10">База не является самостоятельным к<text:span text:style-name="T12">л</text:span>ассом, <text:span text:style-name="T12">от нее наслудуется класс юнитов Alpha, который выполняет роль базы. Класс Base не является интерфейсом в чистом виде т. к. содержит поле mediator, и является «наблюдателем», реализую часть логики</text:span></text:p>
      <text:list xml:id="list164231513940817" text:continue-list="list3913479838" text:style-name="WWNum12">
        <text:list-item>
          <text:p text:style-name="P39">База должна размещаться на поле</text:p>
          <text:p text:style-name="P34">Юнит-база(Alpha) размещается на поле</text:p>
        </text:list-item>
        <text:list-item>
          <text:p text:style-name="P39">Методы для создания юнитов</text:p>
          <text:p text:style-name="P35">В классе базы</text:p>
          <text:p text:style-name="P39">virtual bool spawnAt(UnitClass unitClass, int x, int y) = 0;</text:p>
          <text:p text:style-name="P35">В классе Alpha:Base</text:p>
          <text:p text:style-name="P35">bool spawnAt(UnitClass unitClass, int x, int y) override;</text:p>
        </text:list-item>
        <text:list-item>
          <text:p text:style-name="P39">Учет юнитов, и реакция на их уничтожение и создание</text:p>
          <text:p text:style-name="P35">Б<text:span text:style-name="T14">аза реализует в себе паттерн «наблюдателя», и узнает о каждом убийстве вражеского <text:s/>юнита или смерти союзного</text:span></text:p>
        </text:list-item>
        <text:list-item>
          <text:p text:style-name="P39">База должна обладать характеристиками такими, как здоровье, максималь<text:span text:style-name="T13">ы</text:span>ное количество юнитов, которые могут быть одновременно созданы на базе, и.т.д.</text:p>
          <text:p text:style-name="P36">Максимальное количество учитывается. Здоровье присуще юниту, явлющимуся базой.</text:p>
        </text:list-item>
      </text:list>
      <text:p text:style-name="P23"/>
      <text:h text:style-name="P49" text:outline-level="1">Набор классов ландшафта карты</text:h>
      <text:p text:style-name="P46">*Для взаимодействия ландшафта с юнитам используется паттерн “Прокси”</text:p>
      <text:p text:style-name="P46">Взаимодействие через перегрузку операторов</text:p>
      <text:p text:style-name="P47"/>
      <text:list xml:id="list164231294969770" text:continue-list="list1645971886" text:style-name="WWNum13">
        <text:list-item>
          <text:p text:style-name="P40">Должно быть создано минимум 3 типа ландшафта</text:p>
        </text:list-item>
        <text:list-item>
          <text:p text:style-name="P40">Все классы ландшафта должны иметь как минимум один интерфейс</text:p>
        </text:list-item>
        <text:list-item>
          <text:p text:style-name="P40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  <text:p text:style-name="P37">Определенные типы юнитов(Delta, Epsilon, в планах Zeta) реагируют на изменение ландшафта, меняя свои свойства. Логика находится в перегруженном операторе +=</text:p>
        </text:list-item>
        <text:list-item>
          <text:p text:style-name="P42">На каждой клетке поля должен быть определенный тип ландшафта</text:p>
          <text:p text:style-name="P30">Тип ландшафта определяется параметрический. Прокси <text:span text:style-name="T15">(LandscapeProxy) содержит в себе координаты и указатель на объект медиатор, т. е. не содержит в себе параметров, </text:span><text:soft-page-break/><text:span text:style-name="T15">а получает их когда требуется. Среди параметров: Пояс(расстояние от центра), линия(расстояние от края), цвет(по принципу шахматной доски)</text:span></text:p>
          <text:p text:style-name="P33">Таким образом для поля 8*8 существует 40 типов ландшафта, отличающихся тем или иным параметром, и по разному влияющих на юнитов.</text:p>
        </text:list-item>
      </text:list>
      <text:p text:style-name="P47"/>
      <text:p text:style-name="P44">Note: Клетка поля обернута в класс, еще более похожий на прокси: FieldCellProxy</text:p>
      <text:p text:style-name="P44">Он содержит только координаты и указатель на посредника, но при запросе предоставляет указатель на находящийся в данной клетке объект(через медиатора), и объект типа <text:s/><text:span text:style-name="T15">LandscapeProxy, </text:span>через который в свою очередь можно получить параметры ландшавта в текущих координатах. При этом ни указатель на объект ни параметры ландшафта не хранятся в прокси классе, но могут быть .</text:p>
      <text:p text:style-name="P45"/>
      <text:p text:style-name="P45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164230475892942" text:continue-list="list1393978875" text:style-name="WWNum11">
        <text:list-item>
          <text:p text:style-name="P41">Создано не менее 4 типов нейтральных объектов</text:p>
          <text:p text:style-name="P41">EntityBush</text:p>
          <text:p text:style-name="P41">EntityFire</text:p>
          <text:p text:style-name="P41">EntityStone</text:p>
          <text:p text:style-name="P41">EntityTree</text:p>
        </text:list-item>
        <text:list-item>
          <text:p text:style-name="P41">Взаимодействие юнитов с нейтральными объектами, должно быть реализовано в виде перегрузки операций</text:p>
          <text:p text:style-name="P38">Для юнита += - наступил на что-то. Для объекта -= - наступили на него.</text:p>
        </text:list-item>
        <text:list-item>
          <text:p text:style-name="P43">Классы нейтральных объектов должны иметь как минимум один общий интерфейс</text:p>
          <text:p text:style-name="P32">Entity</text:p>
        </text:list-item>
      </text:list>
      <text:p text:style-name="P16"/>
      <text:p text:style-name="P18"><text:span text:style-name="T16">Демонстрационные примеры</text:span>.</text:p>
      <text:p text:style-name="Preformatted_20_Text">1. Tho bases are set.</text:p>
      <text:p text:style-name="Preformatted_20_Text">#12345678#</text:p>
      <text:p text:style-name="Preformatted_20_Text">h <text:s text:c="7"/>h</text:p>
      <text:p text:style-name="Preformatted_20_Text">g <text:s text:c="5"/>a g</text:p>
      <text:p text:style-name="Preformatted_20_Text">f <text:s text:c="7"/>f</text:p>
      <text:p text:style-name="Preformatted_20_Text">e <text:s text:c="7"/>e</text:p>
      <text:p text:style-name="Preformatted_20_Text">d <text:s text:c="7"/>d</text:p>
      <text:p text:style-name="Preformatted_20_Text">c <text:s text:c="7"/>c</text:p>
      <text:p text:style-name="Preformatted_20_Text">b a <text:s text:c="5"/>b</text:p>
      <text:p text:style-name="Preformatted_20_Text">a <text:s text:c="7"/>a</text:p>
      <text:p text:style-name="Preformatted_20_Text"><text:soft-page-break/>#12345678#</text:p>
      <text:p text:style-name="Preformatted_20_Text">2. One sets Gamma, another Epsilon. Fire appeared all by itself</text:p>
      <text:p text:style-name="Preformatted_20_Text">#12345678#</text:p>
      <text:p text:style-name="Preformatted_20_Text">h <text:s text:c="7"/>h</text:p>
      <text:p text:style-name="Preformatted_20_Text">g <text:s text:c="4"/>ca g</text:p>
      <text:p text:style-name="Preformatted_20_Text">f <text:s text:c="7"/>f</text:p>
      <text:p text:style-name="Preformatted_20_Text">e <text:s text:c="3"/>* <text:s text:c="2"/>e</text:p>
      <text:p text:style-name="Preformatted_20_Text">d <text:s text:c="7"/>d</text:p>
      <text:p text:style-name="Preformatted_20_Text">c <text:s/>e <text:s text:c="4"/>c</text:p>
      <text:p text:style-name="Preformatted_20_Text">b a <text:s text:c="5"/>b</text:p>
      <text:p text:style-name="Preformatted_20_Text">a <text:s text:c="7"/>a</text:p>
      <text:p text:style-name="Preformatted_20_Text">#12345678#</text:p>
      <text:p text:style-name="Preformatted_20_Text">Epsilons power(ord) is 6</text:p>
      <text:p text:style-name="Preformatted_20_Text">3. Move Gamma to fire. Move Epsilon up</text:p>
      <text:p text:style-name="Preformatted_20_Text">Class 2 was killed by class 7</text:p>
      <text:p text:style-name="Preformatted_20_Text">Epsilons new power (due to landscape change): 4</text:p>
      <text:p text:style-name="Preformatted_20_Text">#12345678#</text:p>
      <text:p text:style-name="Preformatted_20_Text">h <text:s text:c="7"/>h</text:p>
      <text:p text:style-name="Preformatted_20_Text">g <text:s text:c="5"/>a g</text:p>
      <text:p text:style-name="Preformatted_20_Text">f <text:s text:c="7"/>f</text:p>
      <text:p text:style-name="Preformatted_20_Text">e <text:s/>e <text:s text:c="4"/>e</text:p>
      <text:p text:style-name="Preformatted_20_Text">d <text:s text:c="7"/>d</text:p>
      <text:p text:style-name="Preformatted_20_Text">c <text:s text:c="7"/>c</text:p>
      <text:p text:style-name="Preformatted_20_Text">b a <text:s text:c="5"/>b</text:p>
      <text:p text:style-name="Preformatted_20_Text">a <text:s text:c="7"/>a</text:p>
      <text:p text:style-name="Preformatted_20_Text">#12345678#</text:p>
      <text:p text:style-name="P22"/>
      <text:p text:style-name="P19">Выводы.</text:p>
      <text:p text:style-name="P21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<text:span text:style-name="T17">а</text:span> протестирована, <text:span text:style-name="T8">результаты тестов удовлетворительн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3-23T16:41:42.573281599</dc:date>
    <meta:print-date>2015-07-17T12:06:00</meta:print-date>
    <meta:editing-cycles>49</meta:editing-cycles>
    <meta:editing-duration>PT7H37M14S</meta:editing-duration>
    <meta:generator>LibreOffice/6.0.7.3$Linux_X86_64 LibreOffice_project/00m0$Build-3</meta:generator>
    <meta:document-statistic meta:table-count="1" meta:image-count="0" meta:object-count="0" meta:page-count="5" meta:paragraph-count="115" meta:word-count="822" meta:character-count="5592" meta:non-whitespace-character-count="4767"/>
  </office:meta>
</office:document-meta>
</file>